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a7d" officeooo:paragraph-rsid="001daa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21:47:27.362872058</meta:creation-date>
    <dc:date>2020-07-17T21:48:04.760997098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4.2$Linux_X86_64 LibreOffice_project/40$Build-2</meta:generator>
  </office:meta>
</office:document-meta>
</file>